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Helvetica, Arial, sans-serif, 'Apple Color Emoji', 'Segoe UI Emoji'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top="0cm" fo:margin-bottom="0cm" style:contextual-spacing="false" fo:line-height="145%" fo:orphans="2" fo:widows="2" fo:padding="0cm" fo:border="none"/>
    </style:style>
    <style:style style:name="P2" style:family="paragraph" style:parent-style-name="Preformatted_20_Text">
      <style:paragraph-properties fo:text-align="start" style:justify-single-word="false"/>
      <style:text-properties officeooo:paragraph-rsid="000256de"/>
    </style:style>
    <style:style style:name="P3" style:family="paragraph" style:parent-style-name="Standard">
      <style:paragraph-properties fo:text-align="center" style:justify-single-word="false"/>
      <style:text-properties officeooo:rsid="000256de" officeooo:paragraph-rsid="000256d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256de" officeooo:paragraph-rsid="000256de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0256de" officeooo:paragraph-rsid="000256de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0256de" officeooo:paragraph-rsid="000256d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256de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445d3" officeooo:paragraph-rsid="000445d3"/>
    </style:style>
    <style:style style:name="P9" style:family="paragraph" style:parent-style-name="Standard">
      <style:paragraph-properties fo:text-align="start" style:justify-single-word="false"/>
      <style:text-properties officeooo:rsid="000445d3" officeooo:paragraph-rsid="000445d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63544" officeooo:paragraph-rsid="00063544"/>
    </style:style>
    <style:style style:name="P11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0.1999998092651pt" fo:letter-spacing="normal" fo:font-style="normal" fo:font-weight="normal" officeooo:paragraph-rsid="000445d3"/>
    </style:style>
    <style:style style:name="P12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0.1999998092651pt" fo:letter-spacing="normal" fo:font-style="normal" fo:font-weight="normal" officeooo:paragraph-rsid="00063544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0.1999998092651pt" fo:letter-spacing="normal" fo:font-style="normal" fo:font-weight="normal" officeooo:rsid="000445d3" officeooo:paragraph-rsid="000445d3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0.1999998092651pt" fo:letter-spacing="normal" fo:font-style="normal" fo:font-weight="normal" officeooo:rsid="000445d3" officeooo:paragraph-rsid="00063544"/>
    </style:style>
    <style:style style:name="P15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0.1999998092651pt" fo:letter-spacing="normal" fo:font-style="normal" fo:font-weight="normal" officeooo:rsid="00063544" officeooo:paragraph-rsid="00063544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paragraph-rsid="0006354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0256de"/>
    </style:style>
    <style:style style:name="T3" style:family="text">
      <style:text-properties style:text-line-through-style="none" style:text-line-through-type="none" officeooo:rsid="00063544"/>
    </style:style>
    <style:style style:name="T4" style:family="text">
      <style:text-properties fo:font-variant="normal" fo:text-transform="none" fo:color="#24292f" loext:opacity="100%" style:font-name="apple-system" fo:font-size="10.1999998092651pt" fo:letter-spacing="normal" fo:font-style="normal" fo:font-weight="normal"/>
    </style:style>
    <style:style style:name="T5" style:family="text">
      <style:text-properties fo:font-variant="normal" fo:text-transform="none" fo:color="#24292f" loext:opacity="100%" style:font-name="apple-system" fo:font-size="10.1999998092651pt" fo:letter-spacing="normal" fo:font-style="normal" fo:font-weight="normal" officeooo:rsid="00063544"/>
    </style:style>
    <style:style style:name="T6" style:family="text">
      <style:text-properties fo:font-variant="normal" fo:text-transform="none" fo:color="#24292f" loext:opacity="100%" style:font-name="ui-monospace" fo:font-size="8.30000019073486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24292f" loext:opacity="100%" style:text-line-through-style="none" style:text-line-through-type="none" style:font-name="apple-system" fo:font-size="10.1999998092651pt" fo:letter-spacing="normal" fo:font-style="normal" fo:font-weight="normal"/>
    </style:style>
    <style:style style:name="T8" style:family="text">
      <style:text-properties fo:font-variant="normal" fo:text-transform="none" fo:color="#24292f" loext:opacity="100%" style:text-line-through-style="none" style:text-line-through-type="none" style:font-name="apple-system" fo:font-size="10.1999998092651pt" fo:letter-spacing="normal" fo:font-style="normal" fo:font-weight="normal" officeooo:rsid="000256de"/>
    </style:style>
    <style:style style:name="T9" style:family="text">
      <style:text-properties fo:font-variant="normal" fo:text-transform="none" fo:color="#24292f" loext:opacity="100%" style:text-line-through-style="none" style:text-line-through-type="none" style:font-name="apple-system" fo:font-size="10.1999998092651pt" fo:letter-spacing="normal" fo:font-style="normal" fo:font-weight="normal" officeooo:rsid="000445d3"/>
    </style:style>
    <style:style style:name="T10" style:family="text">
      <style:text-properties fo:font-variant="normal" fo:text-transform="none" fo:color="#24292f" loext:opacity="100%" style:text-line-through-style="none" style:text-line-through-type="none" style:font-name="apple-system" fo:font-size="10.1999998092651pt" fo:letter-spacing="normal" fo:font-style="normal" fo:font-weight="normal" officeooo:rsid="00063544"/>
    </style:style>
    <style:style style:name="T11" style:family="text">
      <style:text-properties officeooo:rsid="000445d3"/>
    </style:style>
    <style:style style:name="T12" style:family="text">
      <style:text-properties officeooo:rsid="0006354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p text:style-name="P3"/>
      <text:list xml:id="list926922458" text:style-name="L1">
        <text:list-item>
          <text:p text:style-name="P5">Start to do list</text:p>
        </text:list-item>
        <text:list-item>
          <text:p text:style-name="P6">Make Object diagrams</text:p>
        </text:list-item>
        <text:list-item>
          <text:p text:style-name="P6">Make Class diagrams</text:p>
        </text:list-item>
        <text:list-item>
          <text:p text:style-name="P6">Make users sight map</text:p>
        </text:list-item>
        <text:list-item>
          <text:p text:style-name="P6">Write pseudocode</text:p>
        </text:list-item>
        <text:list-item>
          <text:p text:style-name="P6">Make two wireframe designs</text:p>
        </text:list-item>
        <text:list-item>
          <text:p text:style-name="P6">An example of pseudocode for a function</text:p>
        </text:list-item>
        <text:list-item>
          <text:p text:style-name="P6">Make case diagram</text:p>
        </text:list-item>
        <text:list-item>
          <text:p text:style-name="P6">Make an Activity diagram</text:p>
        </text:list-item>
        <text:list-item>
          <text:p text:style-name="P4"><text:span text:style-name="T1">Create, upload and send GitHub link to homework form.</text:span></text:p>
        </text:list-item>
        <text:list-item>
          <text:p text:style-name="P8"><text:span text:style-name="T1">Write MVP list</text:span></text:p>
        </text:list-item>
      </text:list>
      <text:p text:style-name="P9"><text:span text:style-name="T1"/></text:p>
      <text:p text:style-name="P9"><text:span text:style-name="T1"/></text:p>
      <text:list xml:id="list15010399267799" text:continue-numbering="true" text:style-name="L1">
        <text:list-header>
          <text:p text:style-name="P4"><text:span text:style-name="T7"/></text:p>
        </text:list-header>
        <text:list-item>
          <text:p text:style-name="P13"><text:span text:style-name="T2">A customer should be</text:span><text:span text:style-name="T1">able to be created, edited and removed.</text:span></text:p>
        </text:list-item>
        <text:list-item>
          <text:p text:style-name="P13"><text:span text:style-name="T1">Units should be able to be added, edited and removed from a customer.</text:span></text:p>
        </text:list-item>
        <text:list-item>
          <text:p text:style-name="P15"><text:span text:style-name="T1">A unit should come with a parts_list.</text:span></text:p>
        </text:list-item>
        <text:list-item>
          <text:p text:style-name="P14"><text:span text:style-name="T1">Units should be able to be added, edited and removed from a </text:span><text:span text:style-name="T3">unit.</text:span></text:p>
        </text:list-item>
        <text:list-item>
          <text:p text:style-name="P7"><text:span text:style-name="T8">The </text:span><text:span text:style-name="T10">parts_list</text:span><text:span text:style-name="T8"> should track indavidual parts, including </text:span><text:span text:style-name="T9">part_</text:span><text:span text:style-name="T8">name, part_number, quantity_</text:span><text:span text:style-name="T9">quanitity_per_</text:span><text:span text:style-name="T8">unit, </text:span><text:span text:style-name="T9">change_frequency.</text:span></text:p>
        </text:list-item>
        <text:list-item>
          <text:p text:style-name="P10"><text:span text:style-name="T9"/></text:p>
          <text:p text:style-name="P7"><text:span text:style-name="T8"/></text:p>
        </text:list-item>
        <text:list-item>
          <text:p text:style-name="P11"><text:span text:style-name="T11">The parts should be linked to a unit type and populate when a unit is added to a customer.</text:span></text:p>
        </text:list-item>
        <text:list-item>
          <text:p text:style-name="P12"><text:span text:style-name="T12">Customer details should be viewable (customer_show), with attchaed units viewable, with a full parts list(unit_show).</text:span></text:p>
        </text:list-item>
        <text:list-item>
          <text:p text:style-name="P16"><text:span text:style-name="T5">Create a function to enter a customers, unit running hours. All parts that have a change_frequency &lt;= the entered running hours should populate as a list (email)/quot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Helvetica, Arial, sans-serif, 'Apple Color Emoji', 'Segoe UI Emoji'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2T01:09:56.511660187</meta:creation-date>
    <dc:date>2022-04-22T01:50:08.729091565</dc:date>
    <meta:editing-duration>PT9M41S</meta:editing-duration>
    <meta:editing-cycles>1</meta:editing-cycles>
    <meta:document-statistic meta:table-count="0" meta:image-count="0" meta:object-count="0" meta:page-count="1" meta:paragraph-count="23" meta:word-count="186" meta:character-count="1027" meta:non-whitespace-character-count="883"/>
    <meta:generator>LibreOffice/7.3.2.2$MacOSX_X86_64 LibreOffice_project/49f2b1bff42cfccbd8f788c8dc32c1c309559be0</meta:generator>
  </office:meta>
</office:document-meta>
</file>